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 table:number-columns-repeated="1008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 table:number-columns-repeated="1008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9">11/19/2023</text:date>, <text:time>21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2H7M6S</meta:editing-duration>
    <meta:editing-cycles>7</meta:editing-cycles>
    <meta:generator>OpenOffice/4.1.13$Win32 OpenOffice.org_project/4113m1$Build-9810</meta:generator>
    <dc:date>2023-11-19T21:27:39.46</dc:date>
    <meta:document-statistic meta:table-count="3" meta:cell-count="800" meta:object-count="0"/>
  </office:meta>
</office:document-meta>
</file>